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05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11.121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BluetoothBlinker-PCB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 Eescheme 5.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E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ntenna-Device</text:p>
          </table:table-cell>
          <table:table-cell office:value-type="string" calcext:value-type="string">
            <text:p>RF_Antenna:Texas_SWRA117D_2.4GHz_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3, C4, C5, C6, C9, C10, C11, C16, C18, C20, C22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7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, C13, C14, C15, C2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, C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0502BAH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yfuse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ettable fuse, polymeric positive temperature coefficient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GCT_USB4085</text:p>
          </table:table-cell>
          <table:table-cell office:value-type="string" calcext:value-type="string">
            <text:p>USB 2.0-only Type-C Receptacle connector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L1, L2, L3, L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5, L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3, R4, R5, R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aristo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Voltage dependent resistor, US symbol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USB serial converter, UART, SOIC-16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V75533PDBV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out Voltage Regulator, Fixed Output 3.3V, SOT-23-5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2642R</text:p>
          </table:table-cell>
          <table:table-cell office:value-type="string" calcext:value-type="string">
            <text:p>CC2642R-MySymbols</text:p>
          </table:table-cell>
          <table:table-cell office:value-type="string" calcext:value-type="string">
            <text:p>MyFootprints:CC2642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C26-LF_D2.1mm_L6.5mm_Horizontal</text:p>
          </table:table-cell>
          <table:table-cell office:value-type="string" calcext:value-type="string">
            <text:p>Two pin crys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5:44:25.729312618</meta:creation-date>
    <dc:date>2021-04-05T15:59:11.062696432</dc:date>
    <meta:editing-duration>PT4M35S</meta:editing-duration>
    <meta:editing-cycles>1</meta:editing-cycles>
    <meta:document-statistic meta:table-count="1" meta:cell-count="155" meta:object-count="0"/>
    <meta:generator>LibreOffice/7.1.2.2$Linux_X86_64 LibreOffice_project/10$Build-2</meta:generator>
  </office:meta>
</office:document-meta>
</file>